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ize="13pt" style:font-size-asian="13pt" style:font-size-complex="13pt"/>
    </style:style>
    <style:style style:name="P2" style:family="paragraph" style:parent-style-name="Text_20_body">
      <style:text-properties fo:font-variant="normal" fo:text-transform="none" fo:color="#000000" style:font-name="sans-serif" fo:font-size="9.75pt" fo:letter-spacing="normal" fo:font-style="normal" fo:font-weight="normal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2">
      <style:paragraph-properties fo:margin-left="0cm" fo:margin-right="0cm" fo:margin-top="0cm" fo:margin-bottom="0cm" style:line-height-at-least="0.503cm" fo:orphans="2" fo:widows="2" fo:text-indent="0cm" style:auto-text-indent="false" fo:padding="0cm" fo:border="none"/>
      <style:text-properties fo:font-variant="normal" fo:text-transform="none" fo:color="#000000" style:font-name="sans-serif" fo:font-size="9.75pt" fo:letter-spacing="normal" fo:font-style="normal" fo:font-weight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ZW kompresia</text:h>
      <text:p text:style-name="Text_20_body">Maroš Gonda (325171)</text:p>
      <text:p text:style-name="Text_20_body">Filip Benčo (359675)</text:p>
      <text:p text:style-name="Text_20_body"/>
      <text:p text:style-name="Text_20_body">PA171 – Digital Image Filtering</text:p>
      <text:p text:style-name="Text_20_body">Jar 2013</text:p>
      <text:h text:style-name="Heading_20_1" text:outline-level="1">Popis metódy</text:h>
      <text:h text:style-name="Heading_20_2" text:outline-level="2">Kompresia:</text:h>
      <text:p text:style-name="Text_20_body">Na začiatku sa do slovníku zapíšu všetky znaky abecedy. Následne sa opakujú tieto kroky:</text:p>
      <text:list xml:id="list4780653392404555288" text:style-name="L3">
        <text:list-item>
          <text:p text:style-name="P3">Na vstupe sa nájde najdhlšia fráza, ktorá už existuje v slovníku. Jej index sa zapíše na výstup.</text:p>
        </text:list-item>
        <text:list-item>
          <text:p text:style-name="P3">Nájdená fráza sa odstráni zo vstupu.</text:p>
        </text:list-item>
        <text:list-item>
          <text:p text:style-name="P3">Ako nová fráza sa použije nájdená fráza + prvý znak zo vstupu.</text:p>
        </text:list-item>
      </text:list>
      <text:h text:style-name="Heading_20_2" text:outline-level="2">Dekompresia:</text:h>
      <text:p text:style-name="Text_20_body">Na začiatku dekompresie sa do slovníku zapíšu všetky znaky abecedy. Následne sa opakujú tieto kroky:</text:p>
      <text:list xml:id="list6109284163173523193" text:style-name="L4">
        <text:list-item>
          <text:p text:style-name="P4">Zo vstupu sa odstáni index a na výstup sa pridá odpovedajúca fráza (Podľa už nájdených fráz).</text:p>
        </text:list-item>
        <text:list-item>
          <text:p text:style-name="P4">Do slovníku sa doplní fráza z minulého kroku + prví znak fráze z aktuálneho.</text:p>
        </text:list-item>
      </text:list>
      <text:h text:style-name="Heading_20_1" text:outline-level="1">Špecifikácia kódovacej schémy</text:h>
      <text:p text:style-name="Text_20_body">Skomprimovaný súbor je identifikovaný znakmi LZW a minimálnou dĺžkou kódu. </text:p>
      <text:p text:style-name="Text_20_body"><draw:rect text:anchor-type="paragraph" draw:z-index="2" draw:style-name="gr1" draw:text-style-name="P8" svg:width="1.324cm" svg:height="0.768cm" svg:x="0.628cm" svg:y="0.099cm"><text:p text:style-name="P8">LZW</text:p></draw:rect><draw:rect text:anchor-type="paragraph" draw:z-index="1" draw:style-name="gr1" draw:text-style-name="P8" svg:width="3.89cm" svg:height="0.768cm" svg:x="1.951cm" svg:y="0.099cm"><text:p text:style-name="P8">MAX_CODE_LEN</text:p></draw:rect><draw:rect text:anchor-type="paragraph" draw:z-index="0" draw:style-name="gr1" draw:text-style-name="P8" svg:width="8.944cm" svg:height="0.768cm" svg:x="5.708cm" svg:y="0.099cm"><text:p text:style-name="P8">INDEXY ZAKÓDOVANÝCH REŤAZCOV</text:p></draw:rect></text:p>
      <text:p text:style-name="Text_20_body"/>
      <text:h text:style-name="Heading_20_1" text:outline-level="1">Použitie</text:h>
      <text:p text:style-name="Standard">Obe časti aplikácie (kompresia, dekompresia) sa spúštajú z príkazového riadku.</text:p>
      <text:h text:style-name="P1" text:outline-level="2">Kompresia:</text:h>
      <text:p text:style-name="P6">lzw.exe inputFile outputFile</text:p>
      <text:p text:style-name="P6"/>
      <text:p text:style-name="Standard"><text:span text:style-name="T2">inputFile</text:span> – vstupný súbor, ktorý chceme skomprimovať</text:p>
      <text:p text:style-name="Standard"><text:span text:style-name="T2">outputFile</text:span> – výstupný súbor, ktorý bude obsahovať skomprimovaný originál</text:p>
      <text:p text:style-name="Standard"/>
      <text:h text:style-name="P1" text:outline-level="2">Dekompresia:</text:h>
      <text:p text:style-name="P6">lzw.exe -d/--decode lzwFile outputFile</text:p>
      <text:p text:style-name="P6"><text:soft-page-break/></text:p>
      <text:p text:style-name="Standard"><text:span text:style-name="T2">-d/--decode</text:span> – príznak určujúci, že sa jedná o spätnú dekomrpesiu</text:p>
      <text:p text:style-name="Standard"><text:span text:style-name="T2">lzwFile</text:span> – vstupný súbor obsahujúci dáta, skomprimované navrhnutou lzw kompresiou</text:p>
      <text:p text:style-name="Standard"><text:span text:style-name="T2">outputFile</text:span> – výstupný súbor</text:p>
      <text:p text:style-name="Standard"/>
      <text:h text:style-name="Heading_20_1" text:outline-level="1">Výsledk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6:36:56.49</meta:creation-date>
    <dc:date>2013-05-13T18:12:57.03</dc:date>
    <meta:editing-duration>PT11M55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2" meta:paragraph-count="29" meta:word-count="194" meta:character-count="1268"/>
  </office:meta>
</office:document-meta>
</file>